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0a1" officeooo:paragraph-rsid="000f90a1"/>
    </style:style>
    <style:style style:name="P2" style:family="paragraph" style:parent-style-name="Standard">
      <style:text-properties officeooo:rsid="000f90a1" officeooo:paragraph-rsid="0010108f"/>
    </style:style>
    <style:style style:name="P3" style:family="paragraph" style:parent-style-name="Standard">
      <style:text-properties officeooo:paragraph-rsid="000f90a1"/>
    </style:style>
    <style:style style:name="P4" style:family="paragraph" style:parent-style-name="Standard">
      <style:text-properties officeooo:rsid="0010108f" officeooo:paragraph-rsid="0010108f"/>
    </style:style>
    <style:style style:name="P5" style:family="paragraph" style:parent-style-name="Standard">
      <style:text-properties officeooo:rsid="001192c0" officeooo:paragraph-rsid="001192c0"/>
    </style:style>
    <style:style style:name="P6" style:family="paragraph" style:parent-style-name="Standard">
      <style:text-properties officeooo:rsid="0012eece" officeooo:paragraph-rsid="0012eece"/>
    </style:style>
    <style:style style:name="P7" style:family="paragraph" style:parent-style-name="Standard">
      <style:text-properties officeooo:rsid="0013fbae" officeooo:paragraph-rsid="0013fbae"/>
    </style:style>
    <style:style style:name="P8" style:family="paragraph" style:parent-style-name="Standard">
      <style:text-properties officeooo:rsid="00154dfc" officeooo:paragraph-rsid="00154dfc"/>
    </style:style>
    <style:style style:name="T1" style:family="text">
      <style:text-properties officeooo:rsid="000f90a1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officeooo:rsid="0010108f"/>
    </style:style>
    <style:style style:name="T4" style:family="text">
      <style:text-properties officeooo:rsid="0012eece"/>
    </style:style>
    <style:style style:name="T5" style:family="text">
      <style:text-properties officeooo:rsid="0013fbae"/>
    </style:style>
    <style:style style:name="T6" style:family="text">
      <style:text-properties officeooo:rsid="00160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at is een mmorpg? <text:s text:c="3"/></text:span><text:span text:style-name="T2">Massively Multiplayer Online Role Playing Game</text:span> </text:p>
      <text:p text:style-name="P3"/>
      <text:p text:style-name="P1">Zie dit als een <text:s/>hele grote online spelwereld met duizende andere mensen. </text:p>
      <text:p text:style-name="P1">Waar iedere persoon een eigen avatar heeft.</text:p>
      <text:p text:style-name="P1"/>
      <text:p text:style-name="P1">Waarvoor dient dit. </text:p>
      <text:p text:style-name="P1">Ene heeft liever <text:s/>een zo hoog mogelijk level. </text:p>
      <text:p text:style-name="P2">Iemand anders speelt dit liever voor het sociaal aspect.</text:p>
      <text:p text:style-name="P2"><text:span text:style-name="T3">V</text:span>oor iedere speler is dit anders.</text:p>
      <text:p text:style-name="P4">Zie het als een virtuele wereld.</text:p>
      <text:p text:style-name="P4"/>
      <text:p text:style-name="P4"/>
      <text:p text:style-name="P5">Player :</text:p>
      <text:p text:style-name="P5">Echte persoon zijn gegevens die nodig zijn om een account aan te maken en in te loggen.</text:p>
      <text:p text:style-name="P5"/>
      <text:p text:style-name="P5">Avatar : </text:p>
      <text:p text:style-name="P5">Hier kan een Player een keuze maken met welke avatar hij de virtuele wereld gaat verkennen.</text:p>
      <text:p text:style-name="P5"/>
      <text:p text:style-name="P5">Item :</text:p>
      <text:p text:style-name="P5"><text:span text:style-name="T5">Alle items die je o</text:span>ver de “wereld” kan vinden/<text:span text:style-name="T4">krijgen</text:span> d<text:span text:style-name="T4">ie je kan verzamelen.</text:span></text:p>
      <text:p text:style-name="P5"/>
      <text:p text:style-name="P6">Inventory:</text:p>
      <text:p text:style-name="P6">De plaats waar je al je verzamelde items kan bijhouden. Zie het als een rugzak.</text:p>
      <text:p text:style-name="P6"/>
      <text:p text:style-name="P6">PlayerAvatar:</text:p>
      <text:p text:style-name="P6">Hier hou je alle bij wat te maken heeft met je avatar bvb hoe hij noemt. Tot welke familie hij behoord. Al de technische gegevens <text:span text:style-name="T5">health, defence, mana en stamina</text:span></text:p>
      <text:p text:style-name="P7">houd ook bij <text:s/>welke kledingstukken je draagt. Als die tenminste in je inventory voorkomen.</text:p>
      <text:p text:style-name="P7"/>
      <text:p text:style-name="P8">Voorstelling van avatars en familienaam <text:s/>verschillende avatars</text:p>
      <text:p text:style-name="P8"/>
      <text:p text:style-name="P8">Voorstelling van playeravatar hoe alles gelinkt is ingame</text:p>
      <text:p text:style-name="P8"/>
      <text:p text:style-name="P8">Voorstelling van player avatar en inventory</text:p>
      <text:p text:style-name="P8"/>
      <text:p text:style-name="P8">Aanmaken van player accound en kiezen van een Avatar <text:span text:style-name="T6">gemakkelijke</text:span> manier om <text:s/>query’s te maken.</text:p>
      <text:p text:style-name="P8"/>
      <text:p text:style-name="P8">+ uitle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7T20:30:30.054000000</meta:creation-date>
    <meta:print-date>2020-01-07T22:39:32.948000000</meta:print-date>
    <dc:date>2020-01-07T22:40:55.591000000</dc:date>
    <meta:editing-duration>PT28M3S</meta:editing-duration>
    <meta:editing-cycles>1</meta:editing-cycles>
    <meta:document-statistic meta:table-count="0" meta:image-count="0" meta:object-count="0" meta:page-count="1" meta:paragraph-count="24" meta:word-count="212" meta:character-count="1268" meta:non-whitespace-character-count="1067"/>
    <meta:generator>LibreOffice/6.3.1.2$Windows_X86_64 LibreOffice_project/b79626edf0065ac373bd1df5c28bd630b4424273</meta:generator>
  </office:meta>
</office:document-meta>
</file>